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061" officeooo:paragraph-rsid="001cf061"/>
    </style:style>
    <style:style style:name="P2" style:family="paragraph" style:parent-style-name="Standard">
      <style:text-properties fo:font-size="12pt" fo:font-weight="bold" officeooo:rsid="0026d67c" officeooo:paragraph-rsid="0026d67c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6600" fo:font-size="12pt" fo:font-style="italic" fo:font-weight="bold" officeooo:rsid="0026d67c" officeooo:paragraph-rsid="0026d67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006600" fo:font-size="13pt" fo:font-style="italic" fo:font-weight="normal" officeooo:rsid="002de97d" officeooo:paragraph-rsid="002de97d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text-properties fo:font-weight="normal" officeooo:rsid="001eaca7" officeooo:paragraph-rsid="001eaca7" style:font-weight-asian="normal" style:font-weight-complex="normal"/>
    </style:style>
    <style:style style:name="P6" style:family="paragraph" style:parent-style-name="Standard">
      <style:text-properties fo:font-weight="normal" officeooo:rsid="001edfda" officeooo:paragraph-rsid="001edfda" style:font-weight-asian="normal" style:font-weight-complex="normal"/>
    </style:style>
    <style:style style:name="P7" style:family="paragraph" style:parent-style-name="Standard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color="#ff0000"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text-properties officeooo:paragraph-rsid="0029aa75"/>
    </style:style>
    <style:style style:name="P11" style:family="paragraph" style:parent-style-name="Standard" style:list-style-name="L1">
      <style:text-properties fo:font-size="15pt" fo:font-weight="bold" officeooo:rsid="001cf061" officeooo:paragraph-rsid="001cf061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5pt" fo:font-weight="bold" officeooo:rsid="001edfda" officeooo:paragraph-rsid="001edfda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officeooo:rsid="001cf061" officeooo:paragraph-rsid="001cf061"/>
    </style:style>
    <style:style style:name="P14" style:family="paragraph" style:parent-style-name="Standard" style:list-style-name="L1">
      <style:text-properties fo:font-size="14pt" officeooo:rsid="001cf061" officeooo:paragraph-rsid="001cf061" style:font-size-asian="14pt" style:font-size-complex="14pt"/>
    </style:style>
    <style:style style:name="P15" style:family="paragraph" style:parent-style-name="Standard" style:list-style-name="L1">
      <style:text-properties fo:font-size="14pt" officeooo:rsid="001eaca7" officeooo:paragraph-rsid="001eaca7" style:font-size-asian="14pt" style:font-size-complex="14pt"/>
    </style:style>
    <style:style style:name="P16" style:family="paragraph" style:parent-style-name="Standard" style:list-style-name="L1">
      <style:text-properties fo:font-size="14pt" fo:font-weight="bold" officeooo:rsid="001eaca7" officeooo:paragraph-rsid="001eaca7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fo:font-size="14pt" fo:font-weight="bold" officeooo:rsid="0026d67c" officeooo:paragraph-rsid="0026d67c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fo:font-size="14pt" fo:font-weight="bold" officeooo:rsid="0024e7d0" officeooo:paragraph-rsid="0026d67c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fo:font-size="14pt" fo:font-weight="bold" officeooo:rsid="0036ae8f" officeooo:paragraph-rsid="0036ae8f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4177f2" officeooo:paragraph-rsid="004177f2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4pt" fo:font-weight="bold" officeooo:rsid="002b5fcd" officeooo:paragraph-rsid="002b5fcd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fo:font-size="14pt" fo:font-weight="bold" officeooo:rsid="0034bbd1" officeooo:paragraph-rsid="0034bbd1" style:font-size-asian="14pt" style:font-weight-asian="bold" style:font-size-complex="14pt" style:font-weight-complex="bold"/>
    </style:style>
    <style:style style:name="P23" style:family="paragraph" style:parent-style-name="Standard" style:list-style-name="L1">
      <style:text-properties fo:font-size="14pt" fo:font-weight="bold" officeooo:rsid="0026d67c" officeooo:paragraph-rsid="0026d67c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text-properties fo:font-size="14pt" fo:font-weight="normal" officeooo:rsid="0042e330" officeooo:paragraph-rsid="0042e330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text-properties officeooo:rsid="001edfda" officeooo:paragraph-rsid="001edfda"/>
    </style:style>
    <style:style style:name="P26" style:family="paragraph" style:parent-style-name="Standard" style:list-style-name="L1">
      <style:text-properties fo:font-size="13pt" fo:font-weight="bold" officeooo:rsid="001eaca7" officeooo:paragraph-rsid="001eaca7" style:font-size-asian="13pt" style:font-weight-asian="bold" style:font-size-complex="13pt" style:font-weight-complex="bold"/>
    </style:style>
    <style:style style:name="P27" style:family="paragraph" style:parent-style-name="Standard" style:list-style-name="L1">
      <style:text-properties fo:font-size="13pt" fo:font-weight="bold" officeooo:rsid="00220f89" officeooo:paragraph-rsid="00220f89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text-properties fo:font-size="13pt" fo:font-weight="bold" officeooo:rsid="002d2d9e" officeooo:paragraph-rsid="002d2d9e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text-properties fo:font-size="13pt" fo:font-weight="bold" officeooo:rsid="002d2d9e" officeooo:paragraph-rsid="002de97d" style:font-size-asian="13pt" style:font-weight-asian="bold" style:font-size-complex="13pt" style:font-weight-complex="bold"/>
    </style:style>
    <style:style style:name="P30" style:family="paragraph" style:parent-style-name="Standard" style:list-style-name="L1">
      <style:text-properties fo:font-size="13pt" fo:font-weight="bold" officeooo:rsid="0029aa75" officeooo:paragraph-rsid="002d2d9e" style:font-size-asian="13pt" style:font-weight-asian="bold" style:font-size-complex="13pt" style:font-weight-complex="bold"/>
    </style:style>
    <style:style style:name="P31" style:family="paragraph" style:parent-style-name="Standard" style:list-style-name="L1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2" style:family="paragraph" style:parent-style-name="Standard" style:list-style-name="L4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3" style:family="paragraph" style:parent-style-name="Standard" style:list-style-name="L5">
      <style:text-properties fo:font-size="13pt" fo:font-weight="bold" officeooo:rsid="00440858" officeooo:paragraph-rsid="00440858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2de97d" officeooo:paragraph-rsid="002de97d" style:font-size-asian="13pt" style:font-weight-asian="bold" style:font-size-complex="13pt" style:font-weight-complex="bold"/>
    </style:style>
    <style:style style:name="P35" style:family="paragraph" style:parent-style-name="Standard" style:list-style-name="L1">
      <style:text-properties fo:font-size="13pt" fo:font-weight="bold" officeooo:rsid="00470a41" officeooo:paragraph-rsid="00470a41" style:font-size-asian="13pt" style:font-weight-asian="bold" style:font-size-complex="13pt" style:font-weight-complex="bold"/>
    </style:style>
    <style:style style:name="P36" style:family="paragraph" style:parent-style-name="Standard" style:list-style-name="L1">
      <style:text-properties fo:font-size="13pt" fo:font-weight="bold" officeooo:rsid="0048ce8a" officeooo:paragraph-rsid="0048ce8a" style:font-size-asian="13pt" style:font-weight-asian="bold" style:font-size-complex="13pt" style:font-weight-complex="bold"/>
    </style:style>
    <style:style style:name="P37" style:family="paragraph" style:parent-style-name="Standard" style:list-style-name="L1">
      <style:text-properties fo:font-size="13pt" fo:font-weight="bold" officeooo:rsid="00206fae" officeooo:paragraph-rsid="00206fae" style:font-size-asian="11.3500003814697pt" style:font-weight-asian="bold" style:font-size-complex="13pt" style:font-weight-complex="bold"/>
    </style:style>
    <style:style style:name="P38" style:family="paragraph" style:parent-style-name="Standard" style:list-style-name="L1">
      <style:text-properties fo:font-size="13pt" fo:font-weight="bold" officeooo:rsid="0029aa75" officeooo:paragraph-rsid="002d2d9e" style:font-size-asian="11.3500003814697pt" style:font-weight-asian="bold" style:font-size-complex="13pt" style:font-weight-complex="bold"/>
    </style:style>
    <style:style style:name="P39" style:family="paragraph" style:parent-style-name="Standard" style:list-style-name="L1">
      <style:text-properties fo:font-size="13pt" fo:font-weight="bold" officeooo:rsid="002b5fcd" officeooo:paragraph-rsid="002b5fcd" style:font-size-asian="11.3500003814697pt" style:font-weight-asian="bold" style:font-size-complex="13pt" style:font-weight-complex="bold"/>
    </style:style>
    <style:style style:name="P40" style:family="paragraph" style:parent-style-name="Standard" style:list-style-name="L1">
      <style:text-properties fo:font-size="13pt" fo:font-weight="normal" officeooo:rsid="002d2d9e" officeooo:paragraph-rsid="002de97d" style:font-size-asian="13pt" style:font-weight-asian="normal" style:font-size-complex="13pt" style:font-weight-complex="normal"/>
    </style:style>
    <style:style style:name="P41" style:family="paragraph" style:parent-style-name="Standard" style:list-style-name="L1">
      <style:text-properties fo:font-size="13pt" fo:font-weight="normal" officeooo:rsid="002de97d" officeooo:paragraph-rsid="002de97d" style:font-size-asian="13pt" style:font-weight-asian="normal" style:font-size-complex="13pt" style:font-weight-complex="normal"/>
    </style:style>
    <style:style style:name="P42" style:family="paragraph" style:parent-style-name="Standard" style:list-style-name="L1">
      <style:text-properties fo:font-size="13pt" fo:font-weight="normal" officeooo:rsid="002de97d" officeooo:paragraph-rsid="002f6573" style:font-size-asian="13pt" style:font-weight-asian="normal" style:font-size-complex="13pt" style:font-weight-complex="normal"/>
    </style:style>
    <style:style style:name="P43" style:family="paragraph" style:parent-style-name="Standard" style:list-style-name="L1">
      <style:text-properties fo:font-size="13pt" fo:font-weight="normal" officeooo:rsid="0034b7ae" officeooo:paragraph-rsid="0034b7ae" style:font-size-asian="13pt" style:font-weight-asian="normal" style:font-size-complex="13pt" style:font-weight-complex="normal"/>
    </style:style>
    <style:style style:name="P44" style:family="paragraph" style:parent-style-name="Standard" style:list-style-name="L1">
      <style:text-properties fo:font-size="13pt" fo:font-weight="normal" officeooo:rsid="002b5fcd" officeooo:paragraph-rsid="002b5fcd" style:font-size-asian="11.3500003814697pt" style:font-weight-asian="normal" style:font-size-complex="13pt" style:font-weight-complex="normal"/>
    </style:style>
    <style:style style:name="P45" style:family="paragraph" style:parent-style-name="Standard" style:list-style-name="L1">
      <style:text-properties fo:font-size="13pt" fo:font-weight="normal" officeooo:rsid="0036ae8f" officeooo:paragraph-rsid="0036ae8f" style:font-size-asian="11.3500003814697pt" style:font-weight-asian="normal" style:font-size-complex="13pt" style:font-weight-complex="normal"/>
    </style:style>
    <style:style style:name="P46" style:family="paragraph" style:parent-style-name="Standard" style:list-style-name="L1">
      <style:text-properties fo:font-size="13pt" fo:font-weight="normal" officeooo:rsid="0038a4f2" officeooo:paragraph-rsid="0038a4f2" style:font-size-asian="11.3500003814697pt" style:font-weight-asian="normal" style:font-size-complex="13pt" style:font-weight-complex="normal"/>
    </style:style>
    <style:style style:name="P47" style:family="paragraph" style:parent-style-name="Standard" style:list-style-name="L1">
      <style:text-properties officeooo:rsid="001eaca7" officeooo:paragraph-rsid="001eaca7"/>
    </style:style>
    <style:style style:name="P48" style:family="paragraph" style:parent-style-name="Standard" style:list-style-name="L1">
      <style:text-properties fo:font-weight="bold" officeooo:rsid="00220f89" officeooo:paragraph-rsid="00220f89" style:font-weight-asian="bold" style:font-weight-complex="bold"/>
    </style:style>
    <style:style style:name="P49" style:family="paragraph" style:parent-style-name="Standard" style:list-style-name="L1">
      <style:text-properties fo:font-weight="bold" officeooo:rsid="00220f89" officeooo:paragraph-rsid="0024997d" style:font-weight-asian="bold" style:font-weight-complex="bold"/>
    </style:style>
    <style:style style:name="P50" style:family="paragraph" style:parent-style-name="Standard" style:list-style-name="L1">
      <style:text-properties fo:font-weight="bold" officeooo:rsid="001eaca7" officeooo:paragraph-rsid="001eaca7" style:font-weight-asian="bold" style:font-weight-complex="bold"/>
    </style:style>
    <style:style style:name="P51" style:family="paragraph" style:parent-style-name="Standard" style:list-style-name="L1">
      <style:text-properties fo:font-weight="bold" officeooo:rsid="001edfda" officeooo:paragraph-rsid="001edfda" style:font-weight-asian="bold" style:font-weight-complex="bold"/>
    </style:style>
    <style:style style:name="P52" style:family="paragraph" style:parent-style-name="Standard" style:list-style-name="L1">
      <style:text-properties fo:font-weight="bold" officeooo:rsid="00206fae" officeooo:paragraph-rsid="00206fae" style:font-weight-asian="bold" style:font-weight-complex="bold"/>
    </style:style>
    <style:style style:name="P53" style:family="paragraph" style:parent-style-name="Standard" style:list-style-name="L2">
      <style:text-properties fo:color="#ff0000" fo:font-weight="bold" officeooo:rsid="00220f89" officeooo:paragraph-rsid="0027fafa" style:font-weight-asian="bold" style:font-weight-complex="bold"/>
    </style:style>
    <style:style style:name="P54" style:family="paragraph" style:parent-style-name="Standard" style:list-style-name="L2">
      <style:text-properties fo:color="#ff0000" fo:font-weight="normal" officeooo:rsid="0023184b" officeooo:paragraph-rsid="0027fafa" style:font-weight-asian="normal" style:font-weight-complex="normal"/>
    </style:style>
    <style:style style:name="P55" style:family="paragraph" style:parent-style-name="Standard" style:list-style-name="L1">
      <style:text-properties fo:color="#000000" fo:font-weight="bold" officeooo:rsid="00220f89" officeooo:paragraph-rsid="00220f89" style:font-weight-asian="bold" style:font-weight-complex="bold"/>
    </style:style>
    <style:style style:name="P56" style:family="paragraph" style:parent-style-name="Standard" style:list-style-name="L1">
      <style:text-properties fo:color="#000000" fo:font-weight="bold" officeooo:rsid="0027fafa" officeooo:paragraph-rsid="0027fafa" style:font-weight-asian="bold" style:font-weight-complex="bold"/>
    </style:style>
    <style:style style:name="P57" style:family="paragraph" style:parent-style-name="Standard" style:list-style-name="L1">
      <style:text-properties fo:color="#000000" fo:font-size="14pt" fo:language="en" fo:country="US" fo:font-weight="bold" officeooo:rsid="0024e7d0" officeooo:paragraph-rsid="0024e7d0" style:font-size-asian="14pt" style:font-weight-asian="bold" style:font-size-complex="14pt" style:font-weight-complex="bold"/>
    </style:style>
    <style:style style:name="P58" style:family="paragraph" style:parent-style-name="Standard" style:list-style-name="L1">
      <style:text-properties fo:color="#000000" fo:font-size="14pt" fo:language="en" fo:country="US" fo:font-style="normal" fo:font-weight="bold" officeooo:rsid="0026d67c" officeooo:paragraph-rsid="0026d67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60" style:family="paragraph" style:parent-style-name="Standard" style:list-style-name="L1">
      <style:text-properties fo:color="#000000" fo:font-size="13pt" fo:language="en" fo:country="US" fo:font-style="normal" fo:font-weight="bold" officeooo:rsid="0027fafa" officeooo:paragraph-rsid="0027fafa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 style:list-style-name="L1">
      <style:text-properties fo:color="#000000" fo:font-size="13pt" fo:language="en" fo:country="US" fo:font-style="normal" fo:font-weight="normal" officeooo:rsid="0027fafa" officeooo:paragraph-rsid="0027fafa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 style:list-style-name="L1">
      <style:text-properties fo:color="#000000" fo:font-size="13pt" fo:language="en" fo:country="US" fo:font-style="normal" fo:font-weight="normal" officeooo:rsid="0028bb78" officeooo:paragraph-rsid="0028bb78" style:font-size-asian="11.3500003814697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 style:list-style-name="L1">
      <style:text-properties fo:color="#000000" fo:font-size="13pt" fo:language="en" fo:country="US" fo:font-style="normal" fo:font-weight="normal" officeooo:rsid="0029aa75" officeooo:paragraph-rsid="0029aa75" style:font-size-asian="11.3500003814697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 style:list-style-name="L1">
      <style:text-properties fo:color="#000000" fo:font-size="13pt" fo:language="en" fo:country="US" fo:font-style="normal" fo:font-weight="normal" officeooo:rsid="002b5de0" officeooo:paragraph-rsid="002b5de0" style:font-size-asian="11.3500003814697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 style:list-style-name="L1">
      <style:text-properties fo:color="#000000" fo:font-size="13pt" fo:font-style="normal" fo:font-weight="bold" officeooo:rsid="0027fafa" officeooo:paragraph-rsid="0027fafa" style:font-size-asian="11.3500003814697pt" style:font-style-asian="normal" style:font-weight-asian="bold" style:font-size-complex="13pt" style:font-style-complex="normal" style:font-weight-complex="bold"/>
    </style:style>
    <style:style style:name="P66" style:family="paragraph" style:parent-style-name="Standard" style:list-style-name="L1">
      <style:text-properties fo:color="#000000" fo:font-size="13pt" fo:font-style="normal" fo:font-weight="bold" officeooo:rsid="0028bb78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67" style:family="paragraph" style:parent-style-name="Standard" style:list-style-name="L1">
      <style:text-properties fo:color="#000000" fo:font-size="13pt" fo:font-style="normal" fo:font-weight="bold" officeooo:rsid="0029aa75" officeooo:paragraph-rsid="0029aa75" style:font-size-asian="11.3500003814697pt" style:font-style-asian="normal" style:font-weight-asian="bold" style:font-size-complex="13pt" style:font-style-complex="normal" style:font-weight-complex="bold"/>
    </style:style>
    <style:style style:name="P68" style:family="paragraph" style:parent-style-name="Standard" style:list-style-name="L1">
      <style:text-properties fo:font-weight="normal" officeooo:rsid="0024997d" officeooo:paragraph-rsid="0024997d" style:font-weight-asian="normal" style:font-weight-complex="normal"/>
    </style:style>
    <style:style style:name="P69" style:family="paragraph" style:parent-style-name="Standard" style:list-style-name="L3">
      <style:text-properties fo:font-weight="normal" officeooo:rsid="0024997d" officeooo:paragraph-rsid="0024e7d0" style:font-weight-asian="normal" style:font-weight-complex="normal"/>
    </style:style>
    <style:style style:name="P70" style:family="paragraph" style:parent-style-name="Standard" style:list-style-name="L3">
      <style:text-properties officeooo:paragraph-rsid="0024e7d0"/>
    </style:style>
    <style:style style:name="P71" style:family="paragraph" style:parent-style-name="Standard" style:list-style-name="L1">
      <style:text-properties fo:font-size="12pt" fo:font-weight="normal" officeooo:rsid="0026d67c" officeooo:paragraph-rsid="0026d67c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style:text-properties fo:font-size="12pt" fo:language="en" fo:country="US" fo:font-weight="normal" officeooo:rsid="0026d67c" officeooo:paragraph-rsid="0026d67c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text-properties fo:font-size="12pt" fo:font-weight="bold" officeooo:rsid="0026d67c" officeooo:paragraph-rsid="0026d67c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text-properties officeooo:rsid="0029aa75" officeooo:paragraph-rsid="0029aa75"/>
    </style:style>
    <style:style style:name="P75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text-properties fo:font-weight="bold" style:font-weight-asian="bold" style:font-weight-complex="bold"/>
    </style:style>
    <style:style style:name="P78" style:family="paragraph">
      <loext:graphic-properties draw:fill="none" draw:fill-color="#ffffff"/>
    </style:style>
    <style:style style:name="P7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80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P81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184b" style:font-weight-asian="normal" style:font-weight-complex="normal"/>
    </style:style>
    <style:style style:name="T4" style:family="text">
      <style:text-properties fo:font-weight="normal" officeooo:rsid="0023a0ae" style:font-weight-asian="normal" style:font-weight-complex="normal"/>
    </style:style>
    <style:style style:name="T5" style:family="text">
      <style:text-properties fo:font-weight="normal" officeooo:rsid="0024997d" style:font-weight-asian="normal" style:font-weight-complex="normal"/>
    </style:style>
    <style:style style:name="T6" style:family="text">
      <style:text-properties fo:font-weight="normal" officeooo:rsid="0024e7d0" style:font-weight-asian="normal" style:font-weight-complex="normal"/>
    </style:style>
    <style:style style:name="T7" style:family="text">
      <style:text-properties fo:font-weight="normal" officeooo:rsid="0027fafa" style:font-weight-asian="normal" style:font-weight-complex="normal"/>
    </style:style>
    <style:style style:name="T8" style:family="text">
      <style:text-properties fo:font-weight="normal" officeooo:rsid="002d2d9e" style:font-weight-asian="normal" style:font-weight-complex="normal"/>
    </style:style>
    <style:style style:name="T9" style:family="text">
      <style:text-properties fo:font-weight="normal" officeooo:rsid="0034b7ae" style:font-weight-asian="normal" style:font-weight-complex="normal"/>
    </style:style>
    <style:style style:name="T10" style:family="text">
      <style:text-properties fo:font-weight="normal" officeooo:rsid="0042e330" style:font-weight-asian="normal" style:font-weight-complex="normal"/>
    </style:style>
    <style:style style:name="T11" style:family="text">
      <style:text-properties fo:font-weight="normal" officeooo:rsid="00459135" style:font-weight-asian="normal" style:font-weight-complex="normal"/>
    </style:style>
    <style:style style:name="T12" style:family="text">
      <style:text-properties fo:font-weight="normal" officeooo:rsid="0048ce8a" style:font-weight-asian="normal" style:font-weight-complex="normal"/>
    </style:style>
    <style:style style:name="T13" style:family="text">
      <style:text-properties fo:font-weight="normal" fo:background-color="#ffff00" loext:char-shading-value="0" style:font-weight-asian="normal" style:font-weight-complex="normal"/>
    </style:style>
    <style:style style:name="T14" style:family="text">
      <style:text-properties fo:font-weight="normal" fo:background-color="#ffff00" loext:char-shading-value="0" style:font-weight-asian="normal" style:font-weight-complex="normal"/>
    </style:style>
    <style:style style:name="T15" style:family="text">
      <style:text-properties officeooo:rsid="00220f89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24997d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26d67c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normal" officeooo:rsid="0026d67c" style:font-size-asian="14pt" style:font-weight-asian="normal" style:font-size-complex="14pt" style:font-weight-complex="normal"/>
    </style:style>
    <style:style style:name="T22" style:family="text">
      <style:text-properties fo:color="#0000ff"/>
    </style:style>
    <style:style style:name="T23" style:family="text">
      <style:text-properties fo:color="#0000ff" fo:font-weight="normal" style:font-weight-asian="normal" style:font-weight-complex="normal"/>
    </style:style>
    <style:style style:name="T24" style:family="text">
      <style:text-properties fo:color="#ff0000"/>
    </style:style>
    <style:style style:name="T25" style:family="text">
      <style:text-properties fo:color="#ff0000" fo:language="en" fo:country="US" fo:font-weight="normal" style:font-weight-asian="normal" style:font-weight-complex="normal"/>
    </style:style>
    <style:style style:name="T26" style:family="text">
      <style:text-properties officeooo:rsid="0023a0ae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officeooo:rsid="0029aa75" style:font-weight-asian="normal" style:font-weight-complex="normal"/>
    </style:style>
    <style:style style:name="T32" style:family="text">
      <style:text-properties fo:language="en" fo:country="US" fo:font-weight="normal" style:font-size-asian="13pt" style:font-weight-asian="normal" style:font-weight-complex="normal"/>
    </style:style>
    <style:style style:name="T33" style:family="text">
      <style:text-properties fo:language="en" fo:country="US" fo:font-weight="normal" officeooo:rsid="0029aa75" style:font-size-asian="13pt" style:font-weight-asian="normal" style:font-weight-complex="normal"/>
    </style:style>
    <style:style style:name="T34" style:family="text">
      <style:text-properties fo:language="en" fo:country="US" officeooo:rsid="0027fafa"/>
    </style:style>
    <style:style style:name="T35" style:family="text">
      <style:text-properties fo:language="en" fo:country="US" officeooo:rsid="002d2d9e"/>
    </style:style>
    <style:style style:name="T36" style:family="text"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color="#000000" fo:language="en" fo:country="US" fo:font-style="normal" style:font-style-asian="normal" style:font-style-complex="normal"/>
    </style:style>
    <style:style style:name="T38" style:family="text">
      <style:text-properties fo:color="#000000" fo:font-size="13pt" fo:language="en" fo:country="US" fo:font-style="normal" fo:font-weight="bold" style:font-size-asian="11.3500003814697pt" style:font-style-asian="normal" style:font-weight-asian="bold" style:font-size-complex="13pt" style:font-style-complex="normal" style:font-weight-complex="bold"/>
    </style:style>
    <style:style style:name="T39" style:family="text">
      <style:text-properties fo:color="#000000" fo:font-size="13pt" fo:language="en" fo:country="US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en" fo:country="US" fo:font-style="normal" fo:font-weight="normal" officeooo:rsid="0029aa75" style:font-size-asian="11.3500003814697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en" fo:country="US" fo:font-style="normal" fo:font-weight="normal" officeooo:rsid="0028bb78" style:font-size-asian="11.3500003814697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6600" fo:language="en" fo:country="US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officeooo:rsid="0027fafa"/>
    </style:style>
    <style:style style:name="T45" style:family="text">
      <style:text-properties officeooo:rsid="002b5de0"/>
    </style:style>
    <style:style style:name="T46" style:family="text">
      <style:text-properties officeooo:rsid="002d2d9e"/>
    </style:style>
    <style:style style:name="T47" style:family="text">
      <style:text-properties officeooo:rsid="002de97d"/>
    </style:style>
    <style:style style:name="T48" style:family="text">
      <style:text-properties fo:color="#007826"/>
    </style:style>
    <style:style style:name="T49" style:family="text">
      <style:text-properties fo:color="#00cc33"/>
    </style:style>
    <style:style style:name="T50" style:family="text">
      <style:text-properties officeooo:rsid="0032fd4f"/>
    </style:style>
    <style:style style:name="T51" style:family="text">
      <style:text-properties officeooo:rsid="003fe59d"/>
    </style:style>
    <style:style style:name="T52" style:family="text">
      <style:text-properties officeooo:rsid="0042e330"/>
    </style:style>
    <style:style style:name="T53" style:family="text">
      <style:text-properties fo:font-size="12pt" fo:font-weight="bold" style:font-weight-asian="bold" style:font-weight-complex="bold"/>
    </style:style>
    <style:style style:name="T54" style:family="text">
      <style:text-properties fo:font-size="12pt" fo:font-style="italic" style:font-style-asian="italic" style:font-style-complex="italic"/>
    </style:style>
    <style:style style:name="T55" style:family="text">
      <style:text-properties fo:font-size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list xml:id="list2038097167862522219" text:style-name="L1">
        <text:list-item>
          <text:p text:style-name="P11">Introduction</text:p>
          <text:list>
            <text:list-item>
              <text:p text:style-name="P13"><text:span text:style-name="T20">Purpose</text:span><text:span text:style-name="T1"> </text:span>– Describe functional specification of PerFin. To describe technologies used in the project. </text:p>
            </text:list-item>
            <text:list-item>
              <text:p text:style-name="P14"><text:span text:style-name="T1">Scope</text:span> <text:s/></text:p>
              <text:list>
                <text:list-item>
                  <text:p text:style-name="P13">Product name – Personal Finance or PerFin</text:p>
                </text:list-item>
                <text:list-item>
                  <text:p text:style-name="P13">Basic description - <text:s/>Manage the day to day accounting. Keep and present stats for various accounting categories and for various period.</text:p>
                </text:list-item>
                <text:list-item>
                  <text:p text:style-name="P25">Scope – for personal use</text:p>
                </text:list-item>
              </text:list>
            </text:list-item>
            <text:list-item>
              <text:p text:style-name="P15"><text:span text:style-name="T1">Definitions, Acronyms, Abbreviations</text:span> </text:p>
              <text:list>
                <text:list-item>
                  <text:p text:style-name="P26">Definitions</text:p>
                  <text:list>
                    <text:list-item>
                      <text:p text:style-name="P47">income statement/statement – incomes and expenses </text:p>
                    </text:list-item>
                    <text:list-item>
                      <text:p text:style-name="P47">daily income statement – incomes and expenses for given day</text:p>
                    </text:list-item>
                    <text:list-item>
                      <text:p text:style-name="P47">income statement period – a period of daily income statements with a start and end date. Usually a period duration is from salary to salary or roughly one month.</text:p>
                    </text:list-item>
                    <text:list-item>
                      <text:p text:style-name="P47">statement category – a distinct set of goods or services</text:p>
                    </text:list-item>
                    <text:list-item>
                      <text:p text:style-name="P47">subcategory – a subset of goods and services within given category</text:p>
                    </text:list-item>
                    <text:list-item>
                      <text:p text:style-name="P47">total – the total incomes/expenses for given category/subcategory </text:p>
                    </text:list-item>
                  </text:list>
                </text:list-item>
                <text:list-item>
                  <text:p text:style-name="P26">Acronyms</text:p>
                  <text:list>
                    <text:list-item>
                      <text:p text:style-name="P47"><text:span text:style-name="T1">PerFin</text:span> – Personal Finance <text:span text:style-name="T15">app</text:span></text:p>
                    </text:list-item>
                  </text:list>
                </text:list-item>
                <text:list-item>
                  <text:p text:style-name="P26">Abbreviations</text:p>
                  <text:list>
                    <text:list-item>
                      <text:p text:style-name="P48"><text:span text:style-name="T22">TBD </text:span>– to be defined… - shows that requirements are not defined or not clear enough?</text:p>
                    </text:list-item>
                  </text:list>
                </text:list-item>
              </text:list>
            </text:list-item>
            <text:list-item>
              <text:p text:style-name="P16">References</text:p>
            </text:list-item>
            <text:list-item>
              <text:p text:style-name="P50"><text:span text:style-name="T18">Overview </text:span>– <text:span text:style-name="T2">The rest of the document contains functional description of PerFin</text:span></text:p>
            </text:list-item>
          </text:list>
        </text:list-item>
      </text:list>
      <text:p text:style-name="P5"/>
      <text:list xml:id="list222715646191659" text:continue-numbering="true" text:style-name="L1">
        <text:list-item>
          <text:p text:style-name="P12">General Description</text:p>
          <text:list>
            <text:list-item>
              <text:p text:style-name="P51"><text:span text:style-name="T18">Product perspective </text:span>– <text:span text:style-name="T2">the intention is to transform existing excel process into app with ability to sync between devices</text:span></text:p>
            </text:list-item>
          </text:list>
        </text:list-item>
      </text:list>
      <text:p text:style-name="P6"/>
      <text:list xml:id="list222713849632109" text:continue-numbering="true" text:style-name="L1">
        <text:list-item>
          <text:p text:style-name="P51"><text:span text:style-name="T2"><text:s/></text:span><text:span text:style-name="T43">Specific Requirements</text:span></text:p>
          <text:list>
            <text:list-item>
              <text:p text:style-name="P17">User Interfaces</text:p>
              <text:list>
                <text:list-item>
                  <text:p text:style-name="P27">Common views</text:p>
                  <text:list>
                    <text:list-item>
                      <text:p text:style-name="P48"><text:span text:style-name="T16">Main menu</text:span><text:span text:style-name="T18">.</text:span> Consists of:</text:p>
                      <text:list>
                        <text:list-item>
                          <text:p text:style-name="P48">“Go Home” tab<text:span text:style-name="T2"> – A link that when clicked returns to the “Totals” of home view</text:span></text:p>
                        </text:list-item>
                        <text:list-item>
                          <text:p text:style-name="P48">“Find income statement period” - <text:span text:style-name="T2">a drop-down/search/whole view tab for searching statements periods. </text:span><text:span text:style-name="T23">TB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7372693404782335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3"><text:span text:style-name="T2">Q: </text:span><text:span text:style-name="T3">Should this tab open new view or it is like input field?</text:span></text:p>
                          <text:p text:style-name="P54">Q: What are searching criteria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715152686569" text:continue-list="list22271384963210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“<text:span text:style-name="T44">Create Statement Period</text:span>”<text:span text:style-name="T2"> - </text:span><text:span text:style-name="T7">button</text:span></text:p>
                        </text:list-item>
                        <text:list-item>
                          <text:p text:style-name="P56">“End period” - <text:span text:style-name="T2">button</text:span></text:p>
                        </text:list-item>
                      </text:list>
                    </text:list-item>
                    <text:list-item>
                      <text:p text:style-name="P57"><text:soft-page-break/><text:span text:style-name="T16">Statement period menu</text:span> – <text:span text:style-name="T28">Tab-based horizontal. Default tab is “Totals” - this is the “Home View”.</text:span> <text:span text:style-name="T27">Consists of Category tabs. Each tab opens category view.</text:span></text:p>
                    </text:list-item>
                    <text:list-item>
                      <text:p text:style-name="P57"><text:span text:style-name="T16">Category menu</text:span> – <text:span text:style-name="T28">Tab-based with “category totals” tab as default. Subcategories <text:tab/>in given category are in tabs.</text:span></text:p>
                    </text:list-item>
                  </text:list>
                </text:list-item>
                <text:list-item>
                  <text:p text:style-name="P37">Views</text:p>
                  <text:list>
                    <text:list-item>
                      <text:p text:style-name="P52"><text:span text:style-name="T16">Login View </text:span>– n/a</text:p>
                    </text:list-item>
                    <text:list-item>
                      <text:p text:style-name="P52"><text:span text:style-name="T16">Home View </text:span>– <text:span text:style-name="T2">Shows the “Totals” view in the current income statement period</text:span></text:p>
                      <text:list>
                        <text:list-item>
                          <text:p text:style-name="P49"><text:span text:style-name="T2">Has tabular </text:span><text:span text:style-name="T6">horizontal</text:span><text:span text:style-name="T2"> menu of the categories for the current statement period</text:span>. <text:span text:style-name="T4">When category is clicked a “</text:span><text:span text:style-name="T26">Category totals</text:span><text:span text:style-name="T4">” view displays.</text:span></text:p>
                        </text:list-item>
                        <text:list-item>
                          <text:p text:style-name="P68">Displays two subsections separated by vertical line and read-only total field, separated from sections with horizontal li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5118038974144605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<text:span text:style-name="T5">Income section</text:span><text:span text:style-name="T4"> – </text:span><text:span text:style-name="T5">has the following</text:span><text:span text:style-name="T4"> </text:span><text:span text:style-name="T5">editable input fields:</text:span></text:p>
                          <text:list>
                            <text:list-item>
                              <text:p text:style-name="P69">Salary</text:p>
                            </text:list-item>
                            <text:list-item>
                              <text:p text:style-name="P69">Other income</text:p>
                            </text:list-item>
                          </text:list>
                        </text:list-item>
                        <text:list-item>
                          <text:p text:style-name="P69">Expenses section – Is single read-only fiel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715663736436" text:continue-list="list222715152686569" text:style-name="L1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17">C</text:span><text:span text:style-name="T16">ategory View</text:span> – <text:span text:style-name="T2">shows “category totals” - </text:span></text:p>
                      <text:list>
                        <text:list-item>
                          <text:p text:style-name="P71">A table, consisting of the following columns:</text:p>
                          <text:list>
                            <text:list-item>
                              <text:p text:style-name="P71"><text:s/>date</text:p>
                            </text:list-item>
                            <text:list-item>
                              <text:p text:style-name="P71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2"><text:tab/><text:tab/></text:span><text:span text:style-name="T25">Q: How should be “add/edit” buttons displayed?</text:span></text:p>
      <text:list xml:id="list2227152820094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1">A tabular horizontal menu with the subcategories</text:p>
                        </text:list-item>
                      </text:list>
                    </text:list-item>
                    <text:list-item>
                      <text:p text:style-name="P23"><text:span text:style-name="T16">Subcategory view</text:span> –<text:span text:style-name="T2"> </text:span><text:span text:style-name="T30">show subcategory statements</text:span></text:p>
                      <text:list>
                        <text:list-item>
                          <text:p text:style-name="P72">A table consisting of:</text:p>
                          <text:list>
                            <text:list-item>
                              <text:p text:style-name="P72">date</text:p>
                            </text:list-item>
                            <text:list-item>
                              <text:p text:style-name="P72">expenditu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3"><text:span text:style-name="T30"><text:s/></text:span><text:span text:style-name="T42">Note: Different categories/subcategories tables might be in different colors</text:span></text:p>
            </text:list-item>
          </text:list>
        </text:list-item>
      </text:list>
      <text:p text:style-name="P3"/>
      <text:list xml:id="list222714912565793" text:continue-numbering="true" text:style-name="L1">
        <text:list-item>
          <text:list>
            <text:list-item>
              <text:p text:style-name="P58">Functional requirements</text:p>
              <text:list>
                <text:list-item>
                  <text:p text:style-name="P59">Creating new income statement period</text:p>
                  <text:list>
                    <text:list-item>
                      <text:p text:style-name="P65"><text:span text:style-name="T35">Description</text:span><text:span text:style-name="T29"> – </text:span><text:span text:style-name="T32">creating new period consists of selecting start Date or ending current period </text:span><text:span text:style-name="T33">or first time creation</text:span></text:p>
                    </text:list-item>
                    <text:list-item>
                      <text:p text:style-name="P60">Spec </text:p>
                      <text:list>
                        <text:list-item>
                          <text:list>
                            <text:list-item>
                              <text:p text:style-name="P61">Selecting start date:</text:p>
                              <text:list>
                                <text:list-item>
                                  <text:p text:style-name="P62">Open category/subcategory view </text:p>
                                </text:list-item>
                                <text:list-item>
                                  <text:p text:style-name="P66"><text:span text:style-name="T30">Click on specific date→ button “</text:span><text:span text:style-name="T34">Create Statement Period</text:span><text:span text:style-name="T30">” becomes clickable</text:span><text:span text:style-name="T29"> </text:span><text:span text:style-name="T31">if:</text:span></text:p>
                                  <text:list>
                                    <text:list-item>
                                      <text:p text:style-name="P63">date is from current period</text:p>
                                    </text:list-item>
                                    <text:list-item>
                                      <text:p text:style-name="P10"><text:span text:style-name="T40">date is not start date</text:span><text:span text:style-name="T41"> 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74"><text:span text:style-name="T41">C</text:span><text:span text:style-name="T39">lick on “</text:span><text:span text:style-name="T38">Create Statement Period</text:span><text:span text:style-name="T39">” confirmation dialog appears</text:span></text:p>
                                </text:list-item>
                                <text:list-item>
                                  <text:p text:style-name="P61">Previous date becomes previous period end date</text:p>
                                </text:list-item>
                                <text:list-item>
                                  <text:p text:style-name="P63">New period “Totals” view is displ<text:span text:style-name="T45">a</text:span>yed</text:p>
                                </text:list-item>
                              </text:list>
                            </text:list-item>
                            <text:list-item>
                              <text:p text:style-name="P63">Ending current period</text:p>
                            </text:list-item>
                            <text:list-item>
                              <text:p text:style-name="P64">Creating first statement period – when no periods exist, the “create <text:soft-page-break/>statement period” button is available. Clicking it creates new period with starting date the current date</text:p>
                              <text:list>
                                <text:list-item>
                                  <text:p text:style-name="P67"><text:span text:style-name="T30">Click “</text:span><text:span text:style-name="T29">End Current period</text:span><text:span text:style-name="T30">” directly → current date(today) becomes end date of current period and tomorrow becomes start date of new period</text:span></text:p>
                                </text:list-item>
                                <text:list-item>
                                  <text:p text:style-name="P63">Through category view</text:p>
                                  <text:list>
                                    <text:list-item>
                                      <text:p text:style-name="P63">Open category/subcategory</text:p>
                                    </text:list-item>
                                    <text:list-item>
                                      <text:p text:style-name="P67"><text:span text:style-name="T30">click on date to select it → <text:s/>“</text:span><text:span text:style-name="T29">End Current period</text:span><text:span text:style-name="T30">” becomes clickable if selected date is from current period</text:span></text:p>
                                    </text:list-item>
                                    <text:list-item>
                                      <text:p text:style-name="P38"><text:span text:style-name="T36">click “</text:span><text:span text:style-name="T37">End current period</text:span><text:span text:style-name="T36">” <text:s/>→ confirmation appears. When confirmed selected date becomes end date of previous period and next date becomes start date of next period. All existing dates after start date are transferred</text:span><text:span text:style-name="T21"><text:tab/><text:tab/> 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Adding day to current statement period</text:p>
                  <text:list>
                    <text:list-item>
                      <text:p text:style-name="P35">Description – <text:span text:style-name="T12">On system startup</text:span> <text:span text:style-name="T12">or at 12.01 AM server time t</text:span><text:span text:style-name="T2">he server </text:span><text:span text:style-name="T12">checks if the current statement period(if any) last day is older than current date. If so the server adds the necessary days.</text:span></text:p>
                    </text:list-item>
                    <text:list-item>
                      <text:p text:style-name="P36">Spec </text:p>
                      <text:list>
                        <text:list-item>
                          <text:p text:style-name="P36"><text:span text:style-name="T2">If any of the days to be added fails the operation stops and message is prepared for the users when he opens the app</text:span></text:p>
                          <text:list>
                            <text:list-item>
                              <text:p text:style-name="P36"><text:span text:style-name="T2">The message is: “</text:span><text:span text:style-name="T14">The automatic day insertion failed for (date). Please, insert statement days manually.</text:span><text:span text:style-name="T2">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Editing statement period</text:p>
                  <text:list>
                    <text:list-item>
                      <text:p text:style-name="P30"><text:span text:style-name="T46">Description</text:span><text:span text:style-name="T8"> – Clicking on “edit” button of given statement period day opens dialog with the value in “Money spent” cell. </text:span><text:span text:style-name="T9">Editing that value and confirming updates the statement period day category and subcategory expenses</text:span></text:p>
                    </text:list-item>
                    <text:list-item>
                      <text:p text:style-name="P29">Spec</text:p>
                      <text:list>
                        <text:list-item>
                          <text:p text:style-name="P40"><text:span text:style-name="T47">Editing statement period in “Monthly Totals” <text:s/>or category 'totals' view is not possible</text:span>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4"><text:tab/><text:tab/><text:tab/>Q: Does saving input should also save input in the database?</text:span><text:span text:style-name="T49"> -Yes</text:span></text:p>
      <text:list xml:id="list22271542176578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Editing the statement in subcategory</text:p>
                          <text:list>
                            <text:list-item>
                              <text:p text:style-name="P41">The Modal window <text:span text:style-name="T50">contains:</text:span></text:p>
                              <text:list>
                                <text:list-item>
                                  <text:p text:style-name="P42">Input field with the current value<text:tab/><text:tab/><text:span text:style-name="T48"><text:tab/><text:tab/></text:span></text:p>
                                </text:list-item>
                                <text:list-item>
                                  <text:p text:style-name="P42">Confirm button</text:p>
                                </text:list-item>
                                <text:list-item>
                                  <text:p text:style-name="P42">Close button</text:p>
                                </text:list-item>
                              </text:list>
                            </text:list-item>
                            <text:list-item>
                              <text:p text:style-name="P43">Clicking close button → <text:s/>closes the modal</text:p>
                            </text:list-item>
                            <text:list-item>
                              <text:p text:style-name="P43">Clicking confirm button → makes request to the server:</text:p>
                              <text:list>
                                <text:list-item>
                                  <text:p text:style-name="P43">If request is successful value is updated and success message is displayed<text:tab/><text:tab/><text:tab/><text:tab/></text:p>
                                </text:list-item>
                                <text:list-item>
                                  <text:p text:style-name="P43">If request fails – original value is retained and message is display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tab/><text:tab/><text:tab/><text:tab/>Q: How how does the message look?</text:p>
      <text:list xml:id="list2227152693874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<text:soft-page-break/>During request some loader is showed request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1">Editing statement period – adding </text:p>
                </text:list-item>
              </text:list>
            </text:list-item>
          </text:list>
        </text:list-item>
      </text:list>
      <text:list xml:id="list5471287572734788305" text:style-name="L4">
        <text:list-item>
          <text:list>
            <text:list-item>
              <text:list>
                <text:list-item>
                  <text:list>
                    <text:list-item>
                      <text:p text:style-name="P32">Description – <text:span text:style-name="T2">Clicking on add button opens dialog with value '0' in cell. Changing the value to some number(positive integer) and confirming, adds the number to the expenses for the current day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746749974395210178" text:style-name="L5">
        <text:list-item>
          <text:list>
            <text:list-item>
              <text:list>
                <text:list-item>
                  <text:list>
                    <text:list-item>
                      <text:p text:style-name="P33">Spec – <text:span text:style-name="T11">same as</text:span><text:span text:style-name="T2"> “</text:span><text:span text:style-name="T46">Editing statement period</text:span><text:span text:style-name="T2">”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4"><text:tab/><text:tab/><text:tab/><text:tab/></text:p>
      <text:list xml:id="list222715609294987" text:continue-list="list222715269387412" text:style-name="L1">
        <text:list-item>
          <text:list>
            <text:list-item>
              <text:p text:style-name="P39"><text:span text:style-name="T19">T</text:span><text:span text:style-name="T18">echnical requirements</text:span></text:p>
              <text:list>
                <text:list-item>
                  <text:p text:style-name="P19">General</text:p>
                  <text:list>
                    <text:list-item>
                      <text:p text:style-name="P19">The app is single page app with the following api:</text:p>
                      <text:list>
                        <text:list-item>
                          <text:p text:style-name="P20">/api - base route for endpoints</text:p>
                        </text:list-item>
                        <text:list-item>
                          <text:p text:style-name="P20">/<text:span text:style-name="T52">create – </text:span><text:span text:style-name="T10">creates new statement period </text:span></text:p>
                          <text:list>
                            <text:list-item>
                              <text:p text:style-name="P24">input – statement period first day</text:p>
                            </text:list-item>
                            <text:list-item>
                              <text:p text:style-name="P24">output – statement period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Frontend</text:p>
                  <text:list>
                    <text:list-item>
                      <text:p text:style-name="P39">Use React as rendering library</text:p>
                      <text:list>
                        <text:list-item>
                          <text:p text:style-name="P44">use JSX syntax</text:p>
                        </text:list-item>
                        <text:list-item>
                          <text:p text:style-name="P44">use ES6</text:p>
                        </text:list-item>
                        <text:list-item>
                          <text:p text:style-name="P44">use React-bootstrap</text:p>
                        </text:list-item>
                        <text:list-item>
                          <text:p text:style-name="P44">use <text:span text:style-name="T51">jquery</text:span> for AJAX</text:p>
                        </text:list-item>
                      </text:list>
                    </text:list-item>
                  </text:list>
                </text:list-item>
                <text:list-item>
                  <text:p text:style-name="P22">Backend</text:p>
                  <text:list>
                    <text:list-item>
                      <text:p text:style-name="P45">MongoDb is used as database with mongoose</text:p>
                    </text:list-item>
                    <text:list-item>
                      <text:p text:style-name="P45">Express.js is used as framework for handling requests</text:p>
                    </text:list-item>
                    <text:list-item>
                      <text:p text:style-name="P46">The folder structure is:</text:p>
                    </text:list-item>
                  </text:list>
                </text:list-item>
              </text:list>
            </text:list-item>
          </text:list>
        </text:list-item>
      </text:list>
      <text:p text:style-name="P8"><draw:frame text:anchor-type="paragraph" draw:z-index="1" draw:style-name="gr2" draw:text-style-name="P77" svg:width="0.7295in" svg:height="0.2713in" svg:x="1.7173in" svg:y="0.1402in"><draw:text-box><text:p><text:span text:style-name="T1">app.js</text:span></text:p></draw:text-box></draw:frame></text:p>
      <text:p text:style-name="P8"><draw:line text:anchor-type="paragraph" draw:z-index="0" draw:style-name="gr1" draw:text-style-name="P76" svg:x1="1.6134in" svg:y1="0.0681in" svg:x2="1.5925in" svg:y2="1.537in"><text:p/></draw:line><draw:frame text:anchor-type="paragraph" draw:z-index="2" draw:style-name="gr2" draw:text-style-name="P77" svg:width="0.7295in" svg:height="0.2713in" svg:x="1.7173in" svg:y="0.2035in"><draw:text-box><text:p><text:span text:style-name="T1">gulpfile.js</text:span></text:p></draw:text-box></draw:frame></text:p>
      <text:p text:style-name="P8"/>
      <text:p text:style-name="P8"><draw:frame text:anchor-type="paragraph" draw:z-index="3" draw:style-name="gr3" draw:text-style-name="P78" svg:width="0.8961in" svg:height="0.2114in" svg:x="1.7173in" svg:y="0.1189in"><draw:text-box><text:p>controllers\</text:p></draw:text-box></draw:frame><draw:line text:anchor-type="paragraph" draw:z-index="4" draw:style-name="gr1" draw:text-style-name="P76" svg:x1="2.6134in" svg:y1="0.1736in" svg:x2="2.6134in" svg:y2="0.7571in"><text:p/></draw:line><draw:frame text:anchor-type="paragraph" draw:z-index="5" draw:style-name="gr4" draw:text-style-name="P79" svg:width="0.7295in" svg:height="0.274in" svg:x="2.7484in" svg:y="0.1291in"><draw:text-box><text:p><text:span text:style-name="T53">main.js</text:span></text:p></draw:text-box></draw:frame></text:p>
      <text:p text:style-name="P8"><draw:frame text:anchor-type="paragraph" draw:z-index="6" draw:style-name="gr5" draw:text-style-name="P80" svg:width="1.4587in" svg:height="0.2504in" svg:x="2.7484in" svg:y="0.1953in"><draw:text-box><text:p><text:span text:style-name="T54">Other controllers</text:span></text:p></draw:text-box></draw:frame></text:p>
      <text:p text:style-name="P8"/>
      <text:p text:style-name="P8"><draw:caption text:anchor-type="paragraph" draw:z-index="11" draw:style-name="gr7" draw:text-style-name="P78" svg:width="2.6358in" svg:height="0.7717in" svg:x="4.7902in" svg:y="0.0445in" draw:caption-point-x="-1.2602in" draw:caption-point-y="-0.1031in"><text:p>Contain the public endpoints of the web app. Call CRUD operations on Database models</text:p></draw:caption></text:p>
      <text:p text:style-name="P8"><draw:frame text:anchor-type="paragraph" draw:z-index="7" draw:style-name="gr4" draw:text-style-name="P81" svg:width="0.7295in" svg:height="0.274in" svg:x="1.7484in" svg:y="0.1709in"><draw:text-box><text:p><text:span text:style-name="T55">models</text:span></text:p></draw:text-box></draw:frame><draw:frame text:anchor-type="paragraph" draw:z-index="9" draw:style-name="gr6" draw:text-style-name="P80" svg:width="1.198in" svg:height="0.3843in" svg:x="2.478in" svg:y="0.1709in"><draw:text-box><text:p><text:span text:style-name="T54">Database models</text:span></text:p></draw:text-box></draw:frame></text:p>
      <text:p text:style-name="P8"><draw:line text:anchor-type="paragraph" draw:z-index="8" draw:style-name="gr1" draw:text-style-name="P76" svg:x1="2.3217in" svg:y1="0.0417in" svg:x2="2.3217in" svg:y2="0.9374in"><text:p/></draw:line></text:p>
      <text:p text:style-name="P8"/>
      <text:p text:style-name="P8"/>
      <text:p text:style-name="P8"><draw:caption text:anchor-type="paragraph" draw:z-index="10" draw:style-name="gr7" draw:text-style-name="P78" svg:width="2.5004in" svg:height="0.7717in" svg:x="3.9571in" svg:y="0.2102in" draw:caption-point-x="-0.8024in" draw:caption-point-y="-0.6642in"><text:p>Contain the Schemes <text:s/>for different database entities and CRUD methods to act on them.</text:p></draw:caption></text:p>
      <text:p text:style-name="P8"/>
      <text:p text:style-name="P8"/>
      <text:p text:style-name="P8"/>
      <text:p text:style-name="P8"/>
      <text:list xml:id="list2227140644267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6"><text:soft-page-break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1cf061" officeooo:paragraph-rsid="001cf0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Personal Finance SR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0:21:18.314000000</meta:creation-date>
    <dc:date>2016-04-17T22:27:13.439000000</dc:date>
    <meta:editing-duration>P6DT14H49M51S</meta:editing-duration>
    <meta:editing-cycles>29</meta:editing-cycles>
    <meta:generator>LibreOffice/5.0.4.2$Windows_x86 LibreOffice_project/2b9802c1994aa0b7dc6079e128979269cf95bc78</meta:generator>
    <meta:document-statistic meta:table-count="0" meta:image-count="0" meta:object-count="0" meta:page-count="5" meta:paragraph-count="117" meta:word-count="1017" meta:character-count="6108" meta:non-whitespace-character-count="5235"/>
  </office:meta>
</office:document-meta>
</file>